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9aea4" officeooo:paragraph-rsid="0019aea4" style:font-size-asian="11pt" style:font-size-complex="11pt"/>
    </style:style>
    <style:style style:name="P2" style:family="paragraph" style:parent-style-name="Standard">
      <style:text-properties fo:font-size="11pt" officeooo:rsid="001b923f" officeooo:paragraph-rsid="001b923f" style:font-size-asian="11pt" style:font-size-complex="11pt"/>
    </style:style>
    <style:style style:name="P3" style:family="paragraph" style:parent-style-name="Standard">
      <style:text-properties fo:font-size="11pt" officeooo:rsid="001d04cb" officeooo:paragraph-rsid="003d0893" style:font-size-asian="11pt" style:font-size-complex="11pt"/>
    </style:style>
    <style:style style:name="P4" style:family="paragraph" style:parent-style-name="Standard">
      <style:text-properties fo:font-size="11pt" officeooo:rsid="001f77ca" officeooo:paragraph-rsid="002f8d69" style:font-size-asian="11pt" style:font-size-complex="11pt"/>
    </style:style>
    <style:style style:name="P5" style:family="paragraph" style:parent-style-name="Standard">
      <style:text-properties fo:font-size="11pt" officeooo:rsid="0022a64b" officeooo:paragraph-rsid="0022a64b" style:font-size-asian="11pt" style:font-size-complex="11pt"/>
    </style:style>
    <style:style style:name="P6" style:family="paragraph" style:parent-style-name="Standard">
      <style:text-properties fo:font-size="11pt" fo:font-weight="bold" officeooo:rsid="001944d7" officeooo:paragraph-rsid="001944d7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19aea4" officeooo:paragraph-rsid="0019aea4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paragraph-rsid="0015096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1d65c1" officeooo:paragraph-rsid="001d65c1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1d65c1" officeooo:paragraph-rsid="001f77ca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bold" officeooo:rsid="001d65c1" officeooo:paragraph-rsid="002a5091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font-weight="bold" officeooo:rsid="002115e0" officeooo:paragraph-rsid="002115e0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font-weight="bold" officeooo:rsid="001f77ca" officeooo:paragraph-rsid="001f77ca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fo:font-weight="bold" officeooo:rsid="001fc21d" officeooo:paragraph-rsid="001fc21d" style:font-size-asian="11pt" style:font-weight-asian="bold" style:font-size-complex="11pt" style:font-weight-complex="bold"/>
    </style:style>
    <style:style style:name="P15" style:family="paragraph" style:parent-style-name="Standard">
      <style:text-properties fo:font-size="11pt" fo:font-weight="bold" officeooo:rsid="00243df1" officeooo:paragraph-rsid="00243df1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11pt" fo:font-weight="bold" officeooo:rsid="001d04cb" officeooo:paragraph-rsid="001d04cb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font-weight="bold" officeooo:rsid="0022a64b" officeooo:paragraph-rsid="0022a64b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fo:font-weight="bold" officeooo:rsid="00259a36" officeooo:paragraph-rsid="00259a36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fo:font-weight="bold" officeooo:rsid="00262fda" officeooo:paragraph-rsid="00262fda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fo:font-weight="bold" officeooo:rsid="00270a6f" officeooo:paragraph-rsid="00270a6f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fo:font-weight="bold" officeooo:rsid="0028c5da" officeooo:paragraph-rsid="0028c5da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11pt" fo:font-weight="normal" officeooo:rsid="001d65c1" officeooo:paragraph-rsid="001d65c1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size="11pt" fo:font-weight="normal" officeooo:rsid="001d65c1" officeooo:paragraph-rsid="001f77ca" style:font-size-asian="11pt" style:font-weight-asian="normal" style:font-size-complex="11pt" style:font-weight-complex="normal"/>
    </style:style>
    <style:style style:name="P24" style:family="paragraph" style:parent-style-name="Standard">
      <style:text-properties fo:font-size="11pt" fo:font-weight="normal" officeooo:rsid="001d65c1" officeooo:paragraph-rsid="002a5091" style:font-size-asian="11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rsid="001fc21d" officeooo:paragraph-rsid="00339585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size="5pt" officeooo:rsid="0016af26" officeooo:paragraph-rsid="001944d7" style:font-size-asian="5pt" style:font-size-complex="5pt"/>
    </style:style>
    <style:style style:name="P27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size="11pt" fo:font-weight="bold" officeooo:rsid="0015096d" officeooo:paragraph-rsid="0015096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size="11pt" fo:font-style="italic" fo:font-weight="bold" officeooo:rsid="0015096d" officeooo:paragraph-rsid="0015096d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size="11pt" fo:font-style="italic" fo:font-weight="bold" officeooo:rsid="0015096d" officeooo:paragraph-rsid="004604eb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size="11pt" fo:font-weight="bold" officeooo:rsid="0015096d" officeooo:paragraph-rsid="004604eb" style:font-size-asian="11pt" style:font-weight-asian="bold" style:font-size-complex="11pt" style:font-weight-complex="bold"/>
    </style:style>
    <style:style style:name="P31" style:family="paragraph" style:parent-style-name="Standard">
      <style:text-properties fo:font-size="5pt" fo:font-style="normal" officeooo:rsid="0015096d" officeooo:paragraph-rsid="0015096d" style:font-size-asian="5pt" style:font-style-asian="normal" style:font-size-complex="5pt" style:font-style-complex="normal"/>
    </style:style>
    <style:style style:name="P32" style:family="paragraph" style:parent-style-name="Standard">
      <style:text-properties fo:font-size="5pt" fo:font-style="normal" officeooo:rsid="0015096d" officeooo:paragraph-rsid="004604eb" style:font-size-asian="5pt" style:font-style-asian="normal" style:font-size-complex="5pt" style:font-style-complex="normal"/>
    </style:style>
    <style:style style:name="P33" style:family="paragraph" style:parent-style-name="Standard">
      <style:text-properties fo:font-size="5pt" fo:font-style="normal" officeooo:rsid="0019aea4" officeooo:paragraph-rsid="0019aea4" style:font-size-asian="5pt" style:font-style-asian="normal" style:font-size-complex="5pt" style:font-style-complex="normal"/>
    </style:style>
    <style:style style:name="P34" style:family="paragraph" style:parent-style-name="Standard">
      <style:text-properties fo:font-size="5pt" fo:font-style="normal" officeooo:rsid="0019aea4" officeooo:paragraph-rsid="004604eb" style:font-size-asian="5pt" style:font-style-asian="normal" style:font-size-complex="5pt" style:font-style-complex="normal"/>
    </style:style>
    <style:style style:name="P35" style:family="paragraph" style:parent-style-name="Standard">
      <style:text-properties fo:font-size="5pt" fo:font-style="normal" officeooo:rsid="0016af26" officeooo:paragraph-rsid="001944d7" style:font-size-asian="5pt" style:font-style-asian="normal" style:font-size-complex="5pt" style:font-style-complex="normal"/>
    </style:style>
    <style:style style:name="P36" style:family="paragraph" style:parent-style-name="Standard">
      <style:text-properties fo:font-size="5pt" fo:font-style="normal" officeooo:rsid="0016af26" officeooo:paragraph-rsid="004604eb" style:font-size-asian="5pt" style:font-style-asian="normal" style:font-size-complex="5pt" style:font-style-complex="normal"/>
    </style:style>
    <style:style style:name="P37" style:family="paragraph" style:parent-style-name="Standard">
      <style:text-properties fo:font-size="5pt" fo:font-style="normal" officeooo:rsid="001f77ca" officeooo:paragraph-rsid="001f77ca" style:font-size-asian="5pt" style:font-style-asian="normal" style:font-size-complex="5pt" style:font-style-complex="normal"/>
    </style:style>
    <style:style style:name="P38" style:family="paragraph" style:parent-style-name="Standard">
      <style:text-properties fo:font-size="5pt" fo:font-style="normal" officeooo:rsid="001f77ca" officeooo:paragraph-rsid="004604eb" style:font-size-asian="5pt" style:font-style-asian="normal" style:font-size-complex="5pt" style:font-style-complex="normal"/>
    </style:style>
    <style:style style:name="P39" style:family="paragraph" style:parent-style-name="Standard">
      <style:text-properties fo:font-size="5pt" fo:font-style="normal" officeooo:rsid="001d04cb" officeooo:paragraph-rsid="001d04cb" style:font-size-asian="5pt" style:font-style-asian="normal" style:font-size-complex="5pt" style:font-style-complex="normal"/>
    </style:style>
    <style:style style:name="P40" style:family="paragraph" style:parent-style-name="Standard">
      <style:text-properties fo:font-size="5pt" fo:font-style="normal" officeooo:rsid="001d04cb" officeooo:paragraph-rsid="004604eb" style:font-size-asian="5pt" style:font-style-asian="normal" style:font-size-complex="5pt" style:font-style-complex="normal"/>
    </style:style>
    <style:style style:name="P41" style:family="paragraph" style:parent-style-name="Standard">
      <style:text-properties fo:font-size="5pt" fo:font-style="normal" officeooo:rsid="0022a64b" officeooo:paragraph-rsid="0022a64b" style:font-size-asian="5pt" style:font-style-asian="normal" style:font-size-complex="5pt" style:font-style-complex="normal"/>
    </style:style>
    <style:style style:name="P42" style:family="paragraph" style:parent-style-name="Standard">
      <style:text-properties fo:font-size="5pt" fo:font-style="normal" officeooo:rsid="0022a64b" officeooo:paragraph-rsid="004604eb" style:font-size-asian="5pt" style:font-style-asian="normal" style:font-size-complex="5pt" style:font-style-complex="normal"/>
    </style:style>
    <style:style style:name="P43" style:family="paragraph" style:parent-style-name="Standard">
      <style:text-properties fo:font-size="5pt" fo:font-style="normal" officeooo:rsid="00262fda" officeooo:paragraph-rsid="00262fda" style:font-size-asian="5pt" style:font-style-asian="normal" style:font-size-complex="5pt" style:font-style-complex="normal"/>
    </style:style>
    <style:style style:name="P44" style:family="paragraph" style:parent-style-name="Standard">
      <style:text-properties fo:font-size="5pt" fo:font-style="normal" officeooo:rsid="00262fda" officeooo:paragraph-rsid="004604eb" style:font-size-asian="5pt" style:font-style-asian="normal" style:font-size-complex="5pt" style:font-style-complex="normal"/>
    </style:style>
    <style:style style:name="P45" style:family="paragraph" style:parent-style-name="Standard">
      <style:text-properties fo:font-size="5pt" fo:font-style="normal" officeooo:rsid="0026f28b" officeooo:paragraph-rsid="0026f28b" style:font-size-asian="5pt" style:font-style-asian="normal" style:font-size-complex="5pt" style:font-style-complex="normal"/>
    </style:style>
    <style:style style:name="P46" style:family="paragraph" style:parent-style-name="Standard">
      <style:text-properties fo:font-size="5pt" fo:font-style="normal" officeooo:rsid="0026f28b" officeooo:paragraph-rsid="004604eb" style:font-size-asian="5pt" style:font-style-asian="normal" style:font-size-complex="5pt" style:font-style-complex="normal"/>
    </style:style>
    <style:style style:name="P47" style:family="paragraph" style:parent-style-name="Standard">
      <style:text-properties fo:font-size="5pt" fo:font-style="normal" officeooo:rsid="00270a6f" officeooo:paragraph-rsid="00270a6f" style:font-size-asian="5pt" style:font-style-asian="normal" style:font-size-complex="5pt" style:font-style-complex="normal"/>
    </style:style>
    <style:style style:name="P48" style:family="paragraph" style:parent-style-name="Standard">
      <style:text-properties fo:font-size="5pt" fo:font-style="normal" officeooo:rsid="00270a6f" officeooo:paragraph-rsid="004604eb" style:font-size-asian="5pt" style:font-style-asian="normal" style:font-size-complex="5pt" style:font-style-complex="normal"/>
    </style:style>
    <style:style style:name="P49" style:family="paragraph" style:parent-style-name="Standard">
      <style:text-properties fo:font-size="5pt" fo:font-style="normal" fo:font-weight="normal" officeooo:rsid="001d65c1" officeooo:paragraph-rsid="001f77ca" style:font-size-asian="5pt" style:font-style-asian="normal" style:font-weight-asian="normal" style:font-size-complex="5pt" style:font-style-complex="normal" style:font-weight-complex="normal"/>
    </style:style>
    <style:style style:name="P50" style:family="paragraph" style:parent-style-name="Standard">
      <style:text-properties fo:font-size="5pt" fo:font-style="normal" fo:font-weight="normal" officeooo:rsid="001d65c1" officeooo:paragraph-rsid="004604eb" style:font-size-asian="5pt" style:font-style-asian="normal" style:font-weight-asian="normal" style:font-size-complex="5pt" style:font-style-complex="normal" style:font-weight-complex="normal"/>
    </style:style>
    <style:style style:name="P51" style:family="paragraph" style:parent-style-name="Standard">
      <style:text-properties fo:font-size="5pt" fo:font-style="normal" fo:font-weight="normal" officeooo:rsid="001f2519" officeooo:paragraph-rsid="001d65c1" style:font-size-asian="5pt" style:font-style-asian="normal" style:font-weight-asian="normal" style:font-size-complex="5pt" style:font-style-complex="normal" style:font-weight-complex="normal"/>
    </style:style>
    <style:style style:name="P52" style:family="paragraph" style:parent-style-name="Standard">
      <style:text-properties fo:font-size="5pt" fo:font-style="normal" fo:font-weight="normal" officeooo:rsid="001f2519" officeooo:paragraph-rsid="004604eb" style:font-size-asian="5pt" style:font-style-asian="normal" style:font-weight-asian="normal" style:font-size-complex="5pt" style:font-style-complex="normal" style:font-weight-complex="normal"/>
    </style:style>
    <style:style style:name="P53" style:family="paragraph" style:parent-style-name="Standard">
      <style:text-properties fo:font-size="5pt" fo:font-style="normal" fo:font-weight="normal" officeooo:rsid="002115e0" officeooo:paragraph-rsid="002115e0" style:font-size-asian="5pt" style:font-style-asian="normal" style:font-weight-asian="normal" style:font-size-complex="5pt" style:font-style-complex="normal" style:font-weight-complex="normal"/>
    </style:style>
    <style:style style:name="P54" style:family="paragraph" style:parent-style-name="Standard">
      <style:text-properties fo:font-size="5pt" fo:font-style="normal" fo:font-weight="normal" officeooo:rsid="002115e0" officeooo:paragraph-rsid="004604eb" style:font-size-asian="5pt" style:font-style-asian="normal" style:font-weight-asian="normal" style:font-size-complex="5pt" style:font-style-complex="normal" style:font-weight-complex="normal"/>
    </style:style>
    <style:style style:name="P55" style:family="paragraph" style:parent-style-name="Standard">
      <style:text-properties fo:font-size="5pt" fo:font-style="normal" fo:font-weight="normal" officeooo:rsid="00243df1" officeooo:paragraph-rsid="00243df1" style:font-size-asian="5pt" style:font-style-asian="normal" style:font-weight-asian="normal" style:font-size-complex="5pt" style:font-style-complex="normal" style:font-weight-complex="normal"/>
    </style:style>
    <style:style style:name="P56" style:family="paragraph" style:parent-style-name="Standard">
      <style:text-properties fo:font-size="5pt" fo:font-style="normal" fo:font-weight="normal" officeooo:rsid="00243df1" officeooo:paragraph-rsid="004604eb" style:font-size-asian="5pt" style:font-style-asian="normal" style:font-weight-asian="normal" style:font-size-complex="5pt" style:font-style-complex="normal" style:font-weight-complex="normal"/>
    </style:style>
    <style:style style:name="P57" style:family="paragraph" style:parent-style-name="Standard">
      <style:text-properties fo:font-size="5pt" officeooo:rsid="0016af26" officeooo:paragraph-rsid="004604eb" style:font-size-asian="5pt" style:font-size-complex="5pt"/>
    </style:style>
    <style:style style:name="P58" style:family="paragraph" style:parent-style-name="Standard">
      <style:text-properties fo:font-size="11pt" fo:font-style="normal" fo:font-weight="bold" officeooo:rsid="0015096d" officeooo:paragraph-rsid="0015096d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Standard">
      <style:text-properties fo:font-size="11pt" fo:font-style="normal" fo:font-weight="bold" officeooo:rsid="0015096d" officeooo:paragraph-rsid="004604eb" style:font-size-asian="11pt" style:font-style-asian="normal" style:font-weight-asian="bold" style:font-size-complex="11pt" style:font-style-complex="normal" style:font-weight-complex="bold"/>
    </style:style>
    <style:style style:name="P60" style:family="paragraph" style:parent-style-name="Standard">
      <style:text-properties fo:font-size="11pt" fo:font-style="normal" officeooo:rsid="0015096d" officeooo:paragraph-rsid="0015096d" style:font-size-asian="11pt" style:font-style-asian="normal" style:font-size-complex="11pt" style:font-style-complex="normal"/>
    </style:style>
    <style:style style:name="P61" style:family="paragraph" style:parent-style-name="Standard">
      <style:text-properties fo:font-size="11pt" fo:font-style="normal" officeooo:rsid="0015096d" officeooo:paragraph-rsid="004604eb" style:font-size-asian="11pt" style:font-style-asian="normal" style:font-size-complex="11pt" style:font-style-complex="normal"/>
    </style:style>
    <style:style style:name="P62" style:family="paragraph" style:parent-style-name="Standard">
      <style:text-properties fo:font-size="11pt" fo:font-style="normal" officeooo:rsid="0016af26" officeooo:paragraph-rsid="001944d7" style:font-size-asian="11pt" style:font-style-asian="normal" style:font-size-complex="11pt" style:font-style-complex="normal"/>
    </style:style>
    <style:style style:name="P63" style:family="paragraph" style:parent-style-name="Standard">
      <style:text-properties fo:font-size="11pt" fo:font-style="normal" officeooo:rsid="0016af26" officeooo:paragraph-rsid="004604eb" style:font-size-asian="11pt" style:font-style-asian="normal" style:font-size-complex="11pt" style:font-style-complex="normal"/>
    </style:style>
    <style:style style:name="P64" style:family="paragraph" style:parent-style-name="Standard">
      <style:text-properties fo:font-size="11pt" fo:font-style="normal" officeooo:rsid="002c0cb0" officeooo:paragraph-rsid="003d3a8e" style:font-size-asian="11pt" style:font-style-asian="normal" style:font-size-complex="11pt" style:font-style-complex="normal"/>
    </style:style>
    <style:style style:name="P65" style:family="paragraph" style:parent-style-name="Standard">
      <style:text-properties fo:font-size="11pt" fo:font-style="normal" officeooo:rsid="002c0cb0" officeooo:paragraph-rsid="002c0cb0" style:font-size-asian="11pt" style:font-style-asian="normal" style:font-size-complex="11pt" style:font-style-complex="normal"/>
    </style:style>
    <style:style style:name="P66" style:family="paragraph" style:parent-style-name="Standard">
      <style:text-properties fo:font-size="11pt" fo:font-style="normal" officeooo:rsid="002c0cb0" officeooo:paragraph-rsid="004604eb" style:font-size-asian="11pt" style:font-style-asian="normal" style:font-size-complex="11pt" style:font-style-complex="normal"/>
    </style:style>
    <style:style style:name="P67" style:family="paragraph" style:parent-style-name="Standard">
      <style:text-properties fo:font-size="11pt" fo:font-style="normal" officeooo:rsid="00259a36" officeooo:paragraph-rsid="00259a36" style:font-size-asian="11pt" style:font-style-asian="normal" style:font-size-complex="11pt" style:font-style-complex="normal"/>
    </style:style>
    <style:style style:name="P68" style:family="paragraph" style:parent-style-name="Standard">
      <style:text-properties fo:font-size="11pt" fo:font-style="normal" officeooo:rsid="00259a36" officeooo:paragraph-rsid="004604eb" style:font-size-asian="11pt" style:font-style-asian="normal" style:font-size-complex="11pt" style:font-style-complex="normal"/>
    </style:style>
    <style:style style:name="P69" style:family="paragraph" style:parent-style-name="Standard">
      <style:text-properties fo:font-size="11pt" fo:font-style="normal" officeooo:rsid="00262fda" officeooo:paragraph-rsid="00262fda" style:font-size-asian="11pt" style:font-style-asian="normal" style:font-size-complex="11pt" style:font-style-complex="normal"/>
    </style:style>
    <style:style style:name="P70" style:family="paragraph" style:parent-style-name="Standard">
      <style:text-properties fo:font-size="11pt" fo:font-style="normal" officeooo:rsid="00262fda" officeooo:paragraph-rsid="004604eb" style:font-size-asian="11pt" style:font-style-asian="normal" style:font-size-complex="11pt" style:font-style-complex="normal"/>
    </style:style>
    <style:style style:name="P71" style:family="paragraph" style:parent-style-name="Standard">
      <style:text-properties fo:font-size="11pt" fo:font-style="normal" officeooo:rsid="0026f28b" officeooo:paragraph-rsid="0026f28b" style:font-size-asian="11pt" style:font-style-asian="normal" style:font-size-complex="11pt" style:font-style-complex="normal"/>
    </style:style>
    <style:style style:name="P72" style:family="paragraph" style:parent-style-name="Standard">
      <style:text-properties fo:font-size="11pt" fo:font-style="normal" officeooo:rsid="0026f28b" officeooo:paragraph-rsid="004604eb" style:font-size-asian="11pt" style:font-style-asian="normal" style:font-size-complex="11pt" style:font-style-complex="normal"/>
    </style:style>
    <style:style style:name="P73" style:family="paragraph" style:parent-style-name="Standard">
      <style:text-properties fo:font-size="11pt" fo:font-style="normal" officeooo:rsid="00270a6f" officeooo:paragraph-rsid="00270a6f" style:font-size-asian="11pt" style:font-style-asian="normal" style:font-size-complex="11pt" style:font-style-complex="normal"/>
    </style:style>
    <style:style style:name="P74" style:family="paragraph" style:parent-style-name="Standard">
      <style:text-properties fo:font-size="11pt" fo:font-style="normal" officeooo:rsid="00270a6f" officeooo:paragraph-rsid="004604eb" style:font-size-asian="11pt" style:font-style-asian="normal" style:font-size-complex="11pt" style:font-style-complex="normal"/>
    </style:style>
    <style:style style:name="P75" style:family="paragraph" style:parent-style-name="Standard">
      <style:text-properties fo:font-size="11pt" fo:font-style="normal" fo:font-weight="normal" officeooo:rsid="002115e0" officeooo:paragraph-rsid="002115e0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text-properties fo:font-size="11pt" fo:font-style="normal" fo:font-weight="normal" officeooo:rsid="002115e0" officeooo:paragraph-rsid="004604eb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text-properties fo:font-size="11pt" fo:font-style="normal" fo:font-weight="normal" officeooo:rsid="00243df1" officeooo:paragraph-rsid="00243df1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text-properties fo:font-size="11pt" fo:font-style="normal" fo:font-weight="normal" officeooo:rsid="00243df1" officeooo:paragraph-rsid="004604eb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text-properties fo:font-size="11pt" fo:font-weight="bold" officeooo:rsid="001944d7" officeooo:paragraph-rsid="004604eb" style:font-size-asian="11pt" style:font-weight-asian="bold" style:font-size-complex="11pt" style:font-weight-complex="bold"/>
    </style:style>
    <style:style style:name="P80" style:family="paragraph" style:parent-style-name="Standard">
      <style:text-properties fo:font-size="11pt" fo:font-weight="bold" officeooo:rsid="0019aea4" officeooo:paragraph-rsid="004604eb" style:font-size-asian="11pt" style:font-weight-asian="bold" style:font-size-complex="11pt" style:font-weight-complex="bold"/>
    </style:style>
    <style:style style:name="P81" style:family="paragraph" style:parent-style-name="Standard">
      <style:text-properties fo:font-size="11pt" fo:font-weight="bold" officeooo:rsid="001f77ca" officeooo:paragraph-rsid="004604eb" style:font-size-asian="11pt" style:font-weight-asian="bold" style:font-size-complex="11pt" style:font-weight-complex="bold"/>
    </style:style>
    <style:style style:name="P82" style:family="paragraph" style:parent-style-name="Standard">
      <style:text-properties fo:font-size="11pt" fo:font-weight="bold" officeooo:rsid="001d65c1" officeooo:paragraph-rsid="004604eb" style:font-size-asian="11pt" style:font-weight-asian="bold" style:font-size-complex="11pt" style:font-weight-complex="bold"/>
    </style:style>
    <style:style style:name="P83" style:family="paragraph" style:parent-style-name="Standard">
      <style:text-properties fo:font-size="11pt" fo:font-weight="bold" officeooo:rsid="001fc21d" officeooo:paragraph-rsid="004604eb" style:font-size-asian="11pt" style:font-weight-asian="bold" style:font-size-complex="11pt" style:font-weight-complex="bold"/>
    </style:style>
    <style:style style:name="P84" style:family="paragraph" style:parent-style-name="Standard">
      <style:text-properties fo:font-size="11pt" fo:font-weight="bold" officeooo:rsid="002115e0" officeooo:paragraph-rsid="004604eb" style:font-size-asian="11pt" style:font-weight-asian="bold" style:font-size-complex="11pt" style:font-weight-complex="bold"/>
    </style:style>
    <style:style style:name="P85" style:family="paragraph" style:parent-style-name="Standard">
      <style:text-properties fo:font-size="11pt" fo:font-weight="bold" officeooo:rsid="00243df1" officeooo:paragraph-rsid="004604eb" style:font-size-asian="11pt" style:font-weight-asian="bold" style:font-size-complex="11pt" style:font-weight-complex="bold"/>
    </style:style>
    <style:style style:name="P86" style:family="paragraph" style:parent-style-name="Standard">
      <style:text-properties fo:font-size="11pt" fo:font-weight="bold" officeooo:rsid="001d04cb" officeooo:paragraph-rsid="004604eb" style:font-size-asian="11pt" style:font-weight-asian="bold" style:font-size-complex="11pt" style:font-weight-complex="bold"/>
    </style:style>
    <style:style style:name="P87" style:family="paragraph" style:parent-style-name="Standard">
      <style:text-properties fo:font-size="11pt" fo:font-weight="bold" officeooo:rsid="0022a64b" officeooo:paragraph-rsid="004604eb" style:font-size-asian="11pt" style:font-weight-asian="bold" style:font-size-complex="11pt" style:font-weight-complex="bold"/>
    </style:style>
    <style:style style:name="P88" style:family="paragraph" style:parent-style-name="Standard">
      <style:text-properties fo:font-size="11pt" fo:font-weight="bold" officeooo:rsid="00259a36" officeooo:paragraph-rsid="004604eb" style:font-size-asian="11pt" style:font-weight-asian="bold" style:font-size-complex="11pt" style:font-weight-complex="bold"/>
    </style:style>
    <style:style style:name="P89" style:family="paragraph" style:parent-style-name="Standard">
      <style:text-properties fo:font-size="11pt" fo:font-weight="bold" officeooo:rsid="00262fda" officeooo:paragraph-rsid="004604eb" style:font-size-asian="11pt" style:font-weight-asian="bold" style:font-size-complex="11pt" style:font-weight-complex="bold"/>
    </style:style>
    <style:style style:name="P90" style:family="paragraph" style:parent-style-name="Standard">
      <style:text-properties fo:font-size="11pt" fo:font-weight="bold" officeooo:rsid="00270a6f" officeooo:paragraph-rsid="004604eb" style:font-size-asian="11pt" style:font-weight-asian="bold" style:font-size-complex="11pt" style:font-weight-complex="bold"/>
    </style:style>
    <style:style style:name="P91" style:family="paragraph" style:parent-style-name="Standard">
      <style:text-properties fo:font-size="11pt" fo:font-weight="bold" officeooo:rsid="0028c5da" officeooo:paragraph-rsid="004604eb" style:font-size-asian="11pt" style:font-weight-asian="bold" style:font-size-complex="11pt" style:font-weight-complex="bold"/>
    </style:style>
    <style:style style:name="P92" style:family="paragraph" style:parent-style-name="Standard">
      <style:text-properties fo:font-size="11pt" fo:font-weight="bold" officeooo:paragraph-rsid="004604eb" style:font-size-asian="11pt" style:font-weight-asian="bold" style:font-size-complex="11pt" style:font-weight-complex="bold"/>
    </style:style>
    <style:style style:name="P93" style:family="paragraph" style:parent-style-name="Standard">
      <style:text-properties fo:font-size="11pt" officeooo:rsid="0019aea4" officeooo:paragraph-rsid="004604eb" style:font-size-asian="11pt" style:font-size-complex="11pt"/>
    </style:style>
    <style:style style:name="P94" style:family="paragraph" style:parent-style-name="Standard">
      <style:text-properties fo:font-size="11pt" officeooo:rsid="001b923f" officeooo:paragraph-rsid="004604eb" style:font-size-asian="11pt" style:font-size-complex="11pt"/>
    </style:style>
    <style:style style:name="P95" style:family="paragraph" style:parent-style-name="Standard">
      <style:text-properties fo:font-size="11pt" officeooo:rsid="001f77ca" officeooo:paragraph-rsid="004604eb" style:font-size-asian="11pt" style:font-size-complex="11pt"/>
    </style:style>
    <style:style style:name="P96" style:family="paragraph" style:parent-style-name="Standard">
      <style:text-properties fo:font-size="11pt" officeooo:rsid="001d04cb" officeooo:paragraph-rsid="004604eb" style:font-size-asian="11pt" style:font-size-complex="11pt"/>
    </style:style>
    <style:style style:name="P97" style:family="paragraph" style:parent-style-name="Standard">
      <style:text-properties fo:font-size="11pt" officeooo:rsid="0022a64b" officeooo:paragraph-rsid="004604eb" style:font-size-asian="11pt" style:font-size-complex="11pt"/>
    </style:style>
    <style:style style:name="P98" style:family="paragraph" style:parent-style-name="Standard">
      <style:text-properties fo:font-size="11pt" fo:font-weight="normal" officeooo:rsid="001d65c1" officeooo:paragraph-rsid="004604eb" style:font-size-asian="11pt" style:font-weight-asian="normal" style:font-size-complex="11pt" style:font-weight-complex="normal"/>
    </style:style>
    <style:style style:name="P99" style:family="paragraph" style:parent-style-name="Standard">
      <style:text-properties fo:font-size="11pt" fo:font-weight="normal" officeooo:rsid="001fc21d" officeooo:paragraph-rsid="004604eb" style:font-size-asian="11pt" style:font-weight-asian="normal" style:font-size-complex="11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949fc" style:font-style-asian="italic" style:font-style-complex="italic"/>
    </style:style>
    <style:style style:name="T3" style:family="text">
      <style:text-properties fo:font-style="italic" officeooo:rsid="002c0cb0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5096d" style:font-style-asian="normal" style:font-style-complex="normal"/>
    </style:style>
    <style:style style:name="T6" style:family="text">
      <style:text-properties fo:font-style="normal" officeooo:rsid="0016af26" style:font-style-asian="normal" style:font-style-complex="normal"/>
    </style:style>
    <style:style style:name="T7" style:family="text">
      <style:text-properties fo:font-style="normal" officeooo:rsid="001b923f" style:font-style-asian="normal" style:font-style-complex="normal"/>
    </style:style>
    <style:style style:name="T8" style:family="text">
      <style:text-properties fo:font-style="normal" officeooo:rsid="001bddfd" style:font-style-asian="normal" style:font-style-complex="normal"/>
    </style:style>
    <style:style style:name="T9" style:family="text">
      <style:text-properties fo:font-style="normal" officeooo:rsid="001f2519" style:font-style-asian="normal" style:font-style-complex="normal"/>
    </style:style>
    <style:style style:name="T10" style:family="text">
      <style:text-properties fo:font-style="normal" officeooo:rsid="00201a39" style:font-style-asian="normal" style:font-style-complex="normal"/>
    </style:style>
    <style:style style:name="T11" style:family="text">
      <style:text-properties fo:font-style="normal" officeooo:rsid="00262fda" style:font-style-asian="normal" style:font-style-complex="normal"/>
    </style:style>
    <style:style style:name="T12" style:family="text">
      <style:text-properties fo:font-style="normal" officeooo:rsid="0026f28b" style:font-style-asian="normal" style:font-style-complex="normal"/>
    </style:style>
    <style:style style:name="T13" style:family="text">
      <style:text-properties fo:font-style="normal" officeooo:rsid="0028c5da" style:font-style-asian="normal" style:font-style-complex="normal"/>
    </style:style>
    <style:style style:name="T14" style:family="text">
      <style:text-properties fo:font-style="normal" officeooo:rsid="002949fc" style:font-style-asian="normal" style:font-style-complex="normal"/>
    </style:style>
    <style:style style:name="T15" style:family="text">
      <style:text-properties fo:font-style="normal" officeooo:rsid="002a5091" style:font-style-asian="normal" style:font-style-complex="normal"/>
    </style:style>
    <style:style style:name="T16" style:family="text">
      <style:text-properties fo:font-style="normal" officeooo:rsid="002c0cb0" style:font-style-asian="normal" style:font-style-complex="normal"/>
    </style:style>
    <style:style style:name="T17" style:family="text">
      <style:text-properties fo:font-style="normal" officeooo:rsid="002d1cdb" style:font-style-asian="normal" style:font-style-complex="normal"/>
    </style:style>
    <style:style style:name="T18" style:family="text">
      <style:text-properties fo:font-style="normal" officeooo:rsid="002de983" style:font-style-asian="normal" style:font-style-complex="normal"/>
    </style:style>
    <style:style style:name="T19" style:family="text">
      <style:text-properties fo:font-style="normal" officeooo:rsid="002f8d69" style:font-style-asian="normal" style:font-style-complex="normal"/>
    </style:style>
    <style:style style:name="T20" style:family="text">
      <style:text-properties fo:font-style="normal" officeooo:rsid="00312074" style:font-style-asian="normal" style:font-style-complex="normal"/>
    </style:style>
    <style:style style:name="T21" style:family="text">
      <style:text-properties fo:font-style="normal" officeooo:rsid="0033116b" style:font-style-asian="normal" style:font-style-complex="normal"/>
    </style:style>
    <style:style style:name="T22" style:family="text">
      <style:text-properties fo:font-style="normal" officeooo:rsid="00339585" style:font-style-asian="normal" style:font-style-complex="normal"/>
    </style:style>
    <style:style style:name="T23" style:family="text">
      <style:text-properties fo:font-style="normal" officeooo:rsid="0033a067" style:font-style-asian="normal" style:font-style-complex="normal"/>
    </style:style>
    <style:style style:name="T24" style:family="text">
      <style:text-properties fo:font-style="normal" officeooo:rsid="00358325" style:font-style-asian="normal" style:font-style-complex="normal"/>
    </style:style>
    <style:style style:name="T25" style:family="text">
      <style:text-properties fo:font-style="normal" officeooo:rsid="003ab711" style:font-style-asian="normal" style:font-style-complex="normal"/>
    </style:style>
    <style:style style:name="T26" style:family="text">
      <style:text-properties fo:font-style="normal" officeooo:rsid="003d0893" style:font-style-asian="normal" style:font-style-complex="normal"/>
    </style:style>
    <style:style style:name="T27" style:family="text">
      <style:text-properties fo:font-style="normal" officeooo:rsid="003d6d49" style:font-style-asian="normal" style:font-style-complex="normal"/>
    </style:style>
    <style:style style:name="T28" style:family="text">
      <style:text-properties fo:font-style="normal" officeooo:rsid="003f65ef" style:font-style-asian="normal" style:font-style-complex="normal"/>
    </style:style>
    <style:style style:name="T29" style:family="text">
      <style:text-properties fo:font-style="normal" officeooo:rsid="003ff22a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7">QCM sur <text:span text:style-name="T1">Maboul à zéro</text:span></text:p>
      <text:p text:style-name="P28"/>
      <text:p text:style-name="P31"/>
      <text:p text:style-name="P58">(01) L’auteur du livre s’appelle…</text:p>
      <text:p text:style-name="P60">Jean-Claude Nosière / Jean-Paul Nosière / Jean-Paul Nozière / Jean-Claude Nozière</text:p>
      <text:p text:style-name="P31"/>
      <text:p text:style-name="P6"><text:span text:style-name="T4">(</text:span><text:span text:style-name="T13">02</text:span><text:span text:style-name="T4">) L’histoire se passe dans une ville française nommée…</text:span></text:p>
      <text:p text:style-name="P1"><text:span text:style-name="T4">Dijon / Nancy / Aix en Provence / Sponge / </text:span><text:span text:style-name="T8">Troie / Troyes</text:span></text:p>
      <text:p text:style-name="P33"/>
      <text:p text:style-name="P7"><text:span text:style-name="T4">(</text:span><text:span text:style-name="T13">03</text:span><text:span text:style-name="T4">) </text:span><text:span text:style-name="T7">Le collège où se déroule une partie de l’histoire est nommé…</text:span></text:p>
      <text:p text:style-name="P2"><text:span text:style-name="T7">G</text:span><text:span text:style-name="T4">eorges Brassens / Aragon / Victor Hugo / Jacques Brel</text:span></text:p>
      <text:p text:style-name="P31"/>
      <text:p text:style-name="P8"><text:span text:style-name="T5">(</text:span><text:span text:style-name="T13">04</text:span><text:span text:style-name="T5">) </text:span><text:span text:style-name="T4">Aïcha Djemaï, </text:span><text:span text:style-name="T6">qui passe son baccalauréat,</text:span><text:span text:style-name="T4"> </text:span><text:span text:style-name="T6">a …</text:span></text:p>
      <text:p text:style-name="P62">12 ans / 13 ans / 14 ans / 15 ans / 16 ans / 17 ans / 18 ans</text:p>
      <text:p text:style-name="P35"/>
      <text:p text:style-name="P13"><text:span text:style-name="T4">(</text:span><text:span text:style-name="T13">05</text:span><text:span text:style-name="T4">) De quelle maladie Aïcha </text:span><text:span text:style-name="T13">souffre-t-elle </text:span><text:span text:style-name="T4">?</text:span></text:p>
      <text:p text:style-name="P4"><text:span text:style-name="T18">d’une maladie mentale </text:span><text:span text:style-name="T17">/ </text:span><text:span text:style-name="T18">d’une </text:span><text:span text:style-name="T17">maladie cardiaque / </text:span><text:span text:style-name="T18">du </text:span><text:span text:style-name="T17">SIDA </text:span><text:span text:style-name="T4">/ </text:span><text:span text:style-name="T18">d’</text:span><text:span text:style-name="T4">épilepsie</text:span></text:p>
      <text:p text:style-name="P37"/>
      <text:p text:style-name="P10"><text:span text:style-name="T4">(</text:span><text:span text:style-name="T13">06</text:span><text:span text:style-name="T4">) La maman d’Aïcha s’appelle…</text:span></text:p>
      <text:p text:style-name="P23"><text:span text:style-name="T19">Sophia / </text:span><text:span text:style-name="T4">Zohra / </text:span><text:span text:style-name="T19">Aïcha </text:span><text:span text:style-name="T21">comme sa fille </text:span><text:span text:style-name="T19">/ </text:span><text:span text:style-name="T20">Samia</text:span></text:p>
      <text:p text:style-name="P49"/>
      <text:p text:style-name="P14"><text:span text:style-name="T4">(</text:span><text:span text:style-name="T13">07</text:span><text:span text:style-name="T4">) La maman d’Aïcha est … </text:span></text:p>
      <text:p text:style-name="P25"><text:span text:style-name="T22">juive / chrétienne / </text:span><text:span text:style-name="T4">musulmane / </text:span><text:span text:style-name="T22">l</text:span><text:span text:style-name="T10">a maman n’est pas </text:span><text:span text:style-name="T13">vraiment </text:span><text:span text:style-name="T10">croyante</text:span></text:p>
      <text:p text:style-name="P35"/>
      <text:p text:style-name="P9"><text:span text:style-name="T4">(</text:span><text:span text:style-name="T13">08</text:span><text:span text:style-name="T4">) La maman d’Aïcha est originaire …</text:span></text:p>
      <text:p text:style-name="P22"><text:span text:style-name="T23">de </text:span><text:span text:style-name="T4">France / </text:span><text:span text:style-name="T23">de </text:span><text:span text:style-name="T4">Roumaie / </text:span><text:span text:style-name="T23">d’</text:span><text:span text:style-name="T4">Algérie / </text:span><text:span text:style-name="T23">de </text:span><text:span text:style-name="T4">Suède / </text:span><text:span text:style-name="T23">du </text:span><text:span text:style-name="T4">Royaume-Uni / On ne le sait pas.</text:span></text:p>
      <text:p text:style-name="P35"/>
      <text:p text:style-name="P9"><text:span text:style-name="T4">(</text:span><text:span text:style-name="T13">09</text:span><text:span text:style-name="T4">) La maman d’Aïcha, </text:span><text:span text:style-name="T24">juste </text:span><text:span text:style-name="T4">après avoir obtenu son baccalauréat, s’est offert un petit plaisir, …</text:span></text:p>
      <text:p text:style-name="P22"><text:span text:style-name="T4">… elle a acheté un livre qui lui plaisait / … <text:s/>elle est allée au cinéma / … elle </text:span><text:span text:style-name="T9">est allée chez le coiffeur</text:span></text:p>
      <text:p text:style-name="P51"/>
      <text:p text:style-name="P12"><text:span text:style-name="T9">(</text:span><text:span text:style-name="T13">10</text:span><text:span text:style-name="T4">) Pourquoi la maman d’Aïcha n’a-t-elle pas pu étudier à l’université ?</text:span></text:p>
      <text:p text:style-name="P75">Parce qu’elle ne parlait pas assez bien français. / Parce que son père s’y est opposé. / Parce que ses notes étaient insuffisantes.</text:p>
      <text:p text:style-name="P53"/>
      <text:p text:style-name="P15"><text:span text:style-name="T4">(</text:span><text:span text:style-name="T13">11</text:span><text:span text:style-name="T4">) A qui la maman d’Aïcha parle-t-elle quand elle est seule ?</text:span></text:p>
      <text:p text:style-name="P77">A un miroir. / A un jouet. / A son ordinateur. / Auprtrait de son meilleur ami.</text:p>
      <text:p text:style-name="P55"/>
      <text:p text:style-name="P11"><text:span text:style-name="T4">(</text:span><text:span text:style-name="T16">12</text:span><text:span text:style-name="T4">) L</text:span><text:span text:style-name="T15">e papa</text:span><text:span text:style-name="T4"> d’Aïcha s’appelle…</text:span></text:p>
      <text:p text:style-name="P24"><text:span text:style-name="T15">On ne connaît pas son prénom. / Karim / Mouloud / Mohammed</text:span></text:p>
      <text:p text:style-name="P26"/>
      <text:p text:style-name="P16"><text:span text:style-name="T4">(</text:span><text:span text:style-name="T13">1</text:span><text:span text:style-name="T16">3</text:span><text:span text:style-name="T4">) Pourquoi </text:span><text:span text:style-name="T13">au début du roman </text:span><text:span text:style-name="T4">Aïcha refuse-t-elle l’invitation de Lola à venir chez elle ?</text:span></text:p>
      <text:p text:style-name="P3"><text:span text:style-name="T25">Lola est lui paraît trop intelligente / </text:span><text:span text:style-name="T4">Elle s’ennuierait. / </text:span><text:span text:style-name="T25">Lola habite dans un quartier qui inquiète Aïcha.</text:span></text:p>
      <text:p text:style-name="P39"/>
      <text:p text:style-name="P17"><text:span text:style-name="T4">(</text:span><text:span text:style-name="T13">1</text:span><text:span text:style-name="T16">4</text:span><text:span text:style-name="T4">) M. Dieudonné enseigne…</text:span></text:p>
      <text:p text:style-name="P64">le français / l’arabe / l’anglais / les mathématiques / l’histoire-géographie</text:p>
      <text:p text:style-name="P41"/>
      <text:p text:style-name="P18"><text:span text:style-name="T4">(</text:span><text:span text:style-name="T13">1</text:span><text:span text:style-name="T16">5</text:span><text:span text:style-name="T4">) De qui M. Dieudonné est-il amoureux ?</text:span></text:p>
      <text:p text:style-name="P67">De la principale du collège. / De Mme Ièle. / D’Aïcha. / De la mère d’Aïcha.</text:p>
      <text:p text:style-name="P41"/>
      <text:p text:style-name="P17"><text:span text:style-name="T4">(</text:span><text:span text:style-name="T13">1</text:span><text:span text:style-name="T16">6</text:span><text:span text:style-name="T4">) Carl</text:span><text:span text:style-name="T14">o, le serveur de la pizzeria </text:span><text:span text:style-name="T2">Version latine</text:span><text:span text:style-name="T14"> fait seulement semblant de courtiser Aïcha car…</text:span></text:p>
      <text:p text:style-name="P5"><text:span text:style-name="T27">il est en fait intéressé par la mère d’Aïcha / </text:span><text:span text:style-name="T4">il est homosexuel / </text:span><text:span text:style-name="T27">c’est un policier chargé d’enquêter sur Aïcha et sa famille</text:span></text:p>
      <text:p text:style-name="P41"/>
      <text:p text:style-name="P17"><text:span text:style-name="T4">(</text:span><text:span text:style-name="T13">1</text:span><text:span text:style-name="T16">7</text:span><text:span text:style-name="T4">) </text:span><text:span text:style-name="T11">La maman d’Aïcha parle français et arabe à son fils, Mouloud, </text:span><text:span text:style-name="T28">dès la naissance de ce dernier.</text:span><text:span text:style-name="T11"> Dans quelle langue </text:span><text:span text:style-name="T29">Mouloud</text:span><text:span text:style-name="T11"> prononce-t-il </text:span><text:span text:style-name="T14">e</text:span><text:span text:style-name="T11">n premier le mot « maman » ?</text:span></text:p>
      <text:p text:style-name="P69">en arabe / en français / Mouloud n’a jamais appris à parler.</text:p>
      <text:p text:style-name="P43"/>
      <text:p text:style-name="P19"><text:span text:style-name="T4">(</text:span><text:span text:style-name="T13">1</text:span><text:span text:style-name="T16">8</text:span><text:span text:style-name="T4">) </text:span><text:span text:style-name="T14">A la fin du roman </text:span><text:span text:style-name="T12">Aïcha prend une décision radicale à propos de son apparence. Elle…</text:span></text:p>
      <text:p text:style-name="P71">… décide de se vêtir en noir. / … elle se teint en blond. / … elle décide de marcher pieds nus.</text:p>
      <text:p text:style-name="P45"/>
      <text:p text:style-name="P20"><text:span text:style-name="T4">(</text:span><text:span text:style-name="T13">1</text:span><text:span text:style-name="T16">9</text:span><text:span text:style-name="T4">) Pourquoi Mouloud est-il devenu « maboul à zéro » ?</text:span></text:p>
      <text:p text:style-name="P73">Il a été victime d’un accident de voiture. / Il est tombé dans un ravin. / Il a développé une maladie nosocomiale.</text:p>
      <text:p text:style-name="P47"/>
      <text:p text:style-name="P21"><text:span text:style-name="T4">(</text:span><text:span text:style-name="T16">20</text:span><text:span text:style-name="T4">) </text:span><text:span text:style-name="T16">L’auteur de </text:span><text:span text:style-name="T3">Maboul à zéro </text:span><text:span text:style-name="T16">a enseigné…</text:span></text:p>
      <text:p text:style-name="P65">le français / l’arabe / l’anglais / les mathématiques / l’histoire-géographie</text:p>
      <text:p text:style-name="P30"><text:soft-page-break/></text:p>
      <text:p text:style-name="P30">QCM sur <text:span text:style-name="T1">Maboul à zéro</text:span></text:p>
      <text:p text:style-name="P29"/>
      <text:p text:style-name="P32"/>
      <text:p text:style-name="P59">(01) L’auteur du livre s’appelle…</text:p>
      <text:p text:style-name="P61">Jean-Claude Nosière / Jean-Paul Nosière / *Jean-Paul Nozière / Jean-Claude Nozière</text:p>
      <text:p text:style-name="P32"/>
      <text:p text:style-name="P79"><text:span text:style-name="T4">(</text:span><text:span text:style-name="T13">02</text:span><text:span text:style-name="T4">) L’histoire se passe dans une ville française nommée…</text:span></text:p>
      <text:p text:style-name="P93"><text:span text:style-name="T4">Dijon / Nancy / Aix en Provence / *Sponge / </text:span><text:span text:style-name="T8">Troie / Troyes</text:span></text:p>
      <text:p text:style-name="P34"/>
      <text:p text:style-name="P80"><text:span text:style-name="T4">(</text:span><text:span text:style-name="T13">03</text:span><text:span text:style-name="T4">) </text:span><text:span text:style-name="T7">Le collège où se déroule une partie de l’histoire est nommé…</text:span></text:p>
      <text:p text:style-name="P94"><text:span text:style-name="T4">*Georges Brassens / Aragon / Victor Hugo / Jacques Brel</text:span></text:p>
      <text:p text:style-name="P32"/>
      <text:p text:style-name="P92"><text:span text:style-name="T5">(</text:span><text:span text:style-name="T13">04</text:span><text:span text:style-name="T5">) </text:span><text:span text:style-name="T4">Aïcha Djemaï, </text:span><text:span text:style-name="T6">qui passe son baccalauréat,</text:span><text:span text:style-name="T4"> </text:span><text:span text:style-name="T6">a …</text:span></text:p>
      <text:p text:style-name="P63">12 ans / 13 ans / *14 ans / 15 ans / 16 ans / 17 ans / 18 ans</text:p>
      <text:p text:style-name="P36"/>
      <text:p text:style-name="P81"><text:span text:style-name="T4">(</text:span><text:span text:style-name="T13">05</text:span><text:span text:style-name="T4">) De quelle maladie Aïcha </text:span><text:span text:style-name="T13">souffre-t-elle </text:span><text:span text:style-name="T4">?</text:span></text:p>
      <text:p text:style-name="P95"><text:span text:style-name="T18">d’une maladie mentale </text:span><text:span text:style-name="T17">/ </text:span><text:span text:style-name="T18">d’une </text:span><text:span text:style-name="T17">maladie cardiaque / </text:span><text:span text:style-name="T18">du </text:span><text:span text:style-name="T17">SIDA </text:span><text:span text:style-name="T4">/ </text:span><text:span text:style-name="T19">*</text:span><text:span text:style-name="T18">d’</text:span><text:span text:style-name="T4">épilepsie</text:span></text:p>
      <text:p text:style-name="P38"/>
      <text:p text:style-name="P82"><text:span text:style-name="T4">(</text:span><text:span text:style-name="T13">06</text:span><text:span text:style-name="T4">) La maman d’Aïcha s’appelle…</text:span></text:p>
      <text:p text:style-name="P98"><text:span text:style-name="T19">Sophia / </text:span><text:span text:style-name="T4">*Zohra / </text:span><text:span text:style-name="T19">Aïcha </text:span><text:span text:style-name="T21">comme sa fille </text:span><text:span text:style-name="T19">/ </text:span><text:span text:style-name="T20">Samia</text:span></text:p>
      <text:p text:style-name="P50"/>
      <text:p text:style-name="P83"><text:span text:style-name="T4">(</text:span><text:span text:style-name="T13">07</text:span><text:span text:style-name="T4">) La maman d’Aïcha est … </text:span></text:p>
      <text:p text:style-name="P99"><text:span text:style-name="T22">juive / chrétienne / </text:span><text:span text:style-name="T4">musulmane / *</text:span><text:span text:style-name="T22">l</text:span><text:span text:style-name="T10">a maman n’est pas </text:span><text:span text:style-name="T13">vraiment </text:span><text:span text:style-name="T10">croyante</text:span></text:p>
      <text:p text:style-name="P36"/>
      <text:p text:style-name="P82"><text:span text:style-name="T4">(</text:span><text:span text:style-name="T13">08</text:span><text:span text:style-name="T4">) La maman d’Aïcha est originaire …</text:span></text:p>
      <text:p text:style-name="P98"><text:span text:style-name="T23">de </text:span><text:span text:style-name="T4">France / </text:span><text:span text:style-name="T23">de </text:span><text:span text:style-name="T4">Roumaie / *</text:span><text:span text:style-name="T23">d’</text:span><text:span text:style-name="T4">Algérie / </text:span><text:span text:style-name="T23">de </text:span><text:span text:style-name="T4">Suède / </text:span><text:span text:style-name="T23">du </text:span><text:span text:style-name="T4">Royaume-Uni / On ne le sait pas.</text:span></text:p>
      <text:p text:style-name="P36"/>
      <text:p text:style-name="P82"><text:span text:style-name="T4">(</text:span><text:span text:style-name="T13">09</text:span><text:span text:style-name="T4">) La maman d’Aïcha, </text:span><text:span text:style-name="T24">juste </text:span><text:span text:style-name="T4">après avoir obtenu son baccalauréat, s’est offert un petit plaisir, …</text:span></text:p>
      <text:p text:style-name="P98"><text:span text:style-name="T4">… elle a acheté un livre qui lui plaisait / *… <text:s/>elle est allée au cinéma / … elle </text:span><text:span text:style-name="T9">est allée chez le coiffeur</text:span></text:p>
      <text:p text:style-name="P52"/>
      <text:p text:style-name="P84"><text:span text:style-name="T9">(</text:span><text:span text:style-name="T13">10</text:span><text:span text:style-name="T4">) Pourquoi la maman d’Aïcha n’a-t-elle pas pu étudier à l’université ?</text:span></text:p>
      <text:p text:style-name="P76">Parce qu’elle ne parlait pas assez bien français. / *Parce que son père s’y est opposé. / Parce que ses notes étaient insuffisantes.</text:p>
      <text:p text:style-name="P54"/>
      <text:p text:style-name="P85"><text:span text:style-name="T4">(</text:span><text:span text:style-name="T13">11</text:span><text:span text:style-name="T4">) A qui la maman d’Aïcha parle-t-elle quand elle est seule ?</text:span></text:p>
      <text:p text:style-name="P78">*A un miroir. / A un jouet. / A son ordinateur. / Au portrait de son meilleur ami.</text:p>
      <text:p text:style-name="P56"/>
      <text:p text:style-name="P82"><text:span text:style-name="T4">(</text:span><text:span text:style-name="T16">12</text:span><text:span text:style-name="T4">) L</text:span><text:span text:style-name="T15">e papa</text:span><text:span text:style-name="T4"> d’Aïcha s’appelle…</text:span></text:p>
      <text:p text:style-name="P98"><text:span text:style-name="T15">On ne connaît pas son prénom. / </text:span><text:span text:style-name="T4">*</text:span><text:span text:style-name="T15">Karim / Mouloud / Mohammed</text:span></text:p>
      <text:p text:style-name="P57"/>
      <text:p text:style-name="P86"><text:span text:style-name="T4">(</text:span><text:span text:style-name="T13">1</text:span><text:span text:style-name="T16">3</text:span><text:span text:style-name="T4">) Pourquoi </text:span><text:span text:style-name="T13">au début du roman </text:span><text:span text:style-name="T4">Aïcha refuse-t-elle l’invitation de Lola à venir chez elle ?</text:span></text:p>
      <text:p text:style-name="P96"><text:span text:style-name="T25">Lola est lui paraît trop intelligente / </text:span><text:span text:style-name="T26">*</text:span><text:span text:style-name="T4">Elle s’ennuierait. / </text:span><text:span text:style-name="T25">Lola habite dans un quartier qui inquiète Aïcha.</text:span></text:p>
      <text:p text:style-name="P40"/>
      <text:p text:style-name="P87"><text:span text:style-name="T4">(</text:span><text:span text:style-name="T13">1</text:span><text:span text:style-name="T16">4</text:span><text:span text:style-name="T4">) M. Dieudonné enseigne…</text:span></text:p>
      <text:p text:style-name="P66">*le français / l’arabe / l’anglais / les mathématiques / l’histoire-géographie</text:p>
      <text:p text:style-name="P42"/>
      <text:p text:style-name="P88"><text:span text:style-name="T4">(</text:span><text:span text:style-name="T13">1</text:span><text:span text:style-name="T16">5</text:span><text:span text:style-name="T4">) De qui M. Dieudonné est-il amoureux ?</text:span></text:p>
      <text:p text:style-name="P68">De la principale du collège. / De Mme Ièle. / D’Aïcha. / *De la mère d’Aïcha.</text:p>
      <text:p text:style-name="P42"/>
      <text:p text:style-name="P87"><text:span text:style-name="T4">(</text:span><text:span text:style-name="T13">1</text:span><text:span text:style-name="T16">6</text:span><text:span text:style-name="T4">) Carl</text:span><text:span text:style-name="T14">o, le serveur de la pizzeria </text:span><text:span text:style-name="T2">Version latine</text:span><text:span text:style-name="T14"> fait seulement semblant de courtiser Aïcha car…</text:span></text:p>
      <text:p text:style-name="P97"><text:span text:style-name="T27">il est en fait intéressé par la mère d’Aïcha / *</text:span><text:span text:style-name="T4">il est homosexuel / </text:span><text:span text:style-name="T27">c’est un policier chargé d’enquêter sur Aïcha et sa famille</text:span></text:p>
      <text:p text:style-name="P42"/>
      <text:p text:style-name="P87"><text:span text:style-name="T4">(</text:span><text:span text:style-name="T13">1</text:span><text:span text:style-name="T16">7</text:span><text:span text:style-name="T4">) </text:span><text:span text:style-name="T11">La maman d’Aïcha parle français et arabe à son fils, Mouloud, </text:span><text:span text:style-name="T28">dès la naissance de ce dernier.</text:span><text:span text:style-name="T11"> Dans quelle langue </text:span><text:span text:style-name="T29">Mouloud</text:span><text:span text:style-name="T11"> prononce-t-il </text:span><text:span text:style-name="T14">e</text:span><text:span text:style-name="T11">n premier le mot « maman » ?</text:span></text:p>
      <text:p text:style-name="P70">en arabe / *en français / Mouloud n’a jamais appris à parler.</text:p>
      <text:p text:style-name="P44"/>
      <text:p text:style-name="P89"><text:span text:style-name="T4">(</text:span><text:span text:style-name="T13">1</text:span><text:span text:style-name="T16">8</text:span><text:span text:style-name="T4">) </text:span><text:span text:style-name="T14">A la fin du roman </text:span><text:span text:style-name="T12">Aïcha prend une décision radicale à propos de son apparence. Elle…</text:span></text:p>
      <text:p text:style-name="P72">… décide de se vêtir en noir. / … *elle se teint en blond. / … elle décide de marcher pieds nus.</text:p>
      <text:p text:style-name="P46"/>
      <text:p text:style-name="P90"><text:span text:style-name="T4">(</text:span><text:span text:style-name="T13">1</text:span><text:span text:style-name="T16">9</text:span><text:span text:style-name="T4">) Pourquoi Mouloud est-il devenu « maboul à zéro » ?</text:span></text:p>
      <text:p text:style-name="P74">**Il a été victime d’un accident de voiture. / Il est tombé dans un ravin. / Il a développé une maladie nosocomiale.</text:p>
      <text:p text:style-name="P48"/>
      <text:p text:style-name="P91"><text:span text:style-name="T4">(</text:span><text:span text:style-name="T16">20</text:span><text:span text:style-name="T4">) </text:span><text:span text:style-name="T16">L’auteur de </text:span><text:span text:style-name="T3">Maboul à zéro </text:span><text:span text:style-name="T16">a enseigné…</text:span></text:p>
      <text:p text:style-name="P66">le français / l’arabe / l’anglais / les mathématiques / *l’histoire-géograph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21:28:30.547240520</meta:creation-date>
    <meta:generator>LibreOffice/6.0.7.3$Linux_X86_64 LibreOffice_project/00m0$Build-3</meta:generator>
    <dc:date>2020-11-20T08:02:38.959600977</dc:date>
    <meta:editing-duration>PT1H19M52S</meta:editing-duration>
    <meta:editing-cycles>43</meta:editing-cycles>
    <meta:document-statistic meta:table-count="0" meta:image-count="0" meta:object-count="0" meta:page-count="2" meta:paragraph-count="82" meta:word-count="1081" meta:character-count="5781" meta:non-whitespace-character-count="4778"/>
  </office:meta>
</office:document-meta>
</file>